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ivgurin Hand" svg:font-family="'Shivgurin Hand'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Shivgurin Hand" fo:font-size="42pt" officeooo:rsid="0005bd2a" officeooo:paragraph-rsid="0005bd2a" style:font-size-asian="36.75pt" style:font-size-complex="42pt"/>
    </style:style>
    <style:style style:name="P2" style:family="paragraph" style:parent-style-name="Standard">
      <style:text-properties style:font-name="Shivgurin Hand" fo:font-size="42pt" officeooo:rsid="0007ba7b" officeooo:paragraph-rsid="0007ba7b" style:font-size-asian="36.75pt" style:font-size-complex="42pt"/>
    </style:style>
    <style:style style:name="P3" style:family="paragraph" style:parent-style-name="Standard">
      <style:text-properties style:font-name="Noto Sans" fo:font-size="26pt" officeooo:rsid="000819bb" officeooo:paragraph-rsid="000819bb" style:font-size-asian="26pt" style:font-size-complex="26pt"/>
    </style:style>
    <style:style style:name="P4" style:family="paragraph" style:parent-style-name="Table_20_Contents">
      <style:text-properties style:font-name="Shivgurin Hand" fo:font-size="42pt" style:font-size-asian="36.75pt" style:font-size-complex="42pt"/>
    </style:style>
    <style:style style:name="T1" style:family="text">
      <style:text-properties style:font-name="Noto Sans"/>
    </style:style>
    <style:style style:name="T2" style:family="text">
      <style:text-properties fo:color="#ff0000" loext: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va aiok yusim sevguren vam veim yusim rramin fan. leitse jistap in maijinasis waimaisil<office:annotation office:name="__Annotation__2_2660904204" loext:resolved="false"><dc:creator>Unknown Author</dc:creator><dc:date>2026-02-16T13:54:20.049539323</dc:date><text:p text:style-name="Comment"><text:span text:style-name="T1">Not sure how to handle this yet.</text:span></text:p></office:annotation><text:span text:style-name="T2">hiet</text:span><office:annotation-end office:name="__Annotation__2_2660904204"/>.</text:p>
      <text:p text:style-name="P2"/>
      <text:p text:style-name="P3">Keyboard layout</text:p>
      <text:p text:style-name="P2">q w e r t y u i o p</text:p>
      <text:p text:style-name="P2">a s d f g h j k l</text:p>
      <text:p text:style-name="P2">z x c v b n m</text:p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ivgurin Hand" svg:font-family="'Shivgurin Han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ejaVu Sans1" style:font-size-complex="12pt" style:language-complex="ug" style:country-complex="C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6T13:38:32.507147026</meta:creation-date>
    <dc:date>2026-02-17T14:40:21.653569004</dc:date>
    <meta:editing-duration>PT41M17S</meta:editing-duration>
    <meta:editing-cycles>3</meta:editing-cycles>
    <meta:generator>LibreOffice/25.8.4.2$Linux_X86_64 LibreOffice_project/580$Build-2</meta:generator>
    <meta:document-statistic meta:table-count="1" meta:image-count="0" meta:object-count="0" meta:page-count="1" meta:paragraph-count="5" meta:word-count="42" meta:character-count="158" meta:non-whitespace-character-count="121"/>
  </office:meta>
</office:document-meta>
</file>